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style:font-name="Segoe UI" fo:font-size="10.5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style:font-name="Segoe UI" fo:font-size="10.5pt" fo:letter-spacing="normal" fo:font-style="normal" fo:font-weight="normal"/>
    </style:style>
    <style:style style:name="P3" style:family="paragraph" style:parent-style-name="Text_20_body">
      <style:paragraph-properties fo:orphans="2" fo:widows="2"/>
      <style:text-properties fo:font-variant="normal" fo:text-transform="none" style:font-name="Segoe UI" fo:font-size="11pt" fo:letter-spacing="normal" fo:font-style="normal" fo:font-weight="normal"/>
    </style:style>
    <style:style style:name="P4" style:family="paragraph" style:parent-style-name="Text_20_body">
      <style:paragraph-properties fo:orphans="2" fo:widows="2"/>
      <style:text-properties fo:font-variant="normal" fo:text-transform="none" style:font-name="Segoe UI" fo:font-size="11pt" fo:letter-spacing="normal" fo:font-style="normal" fo:font-weight="normal" officeooo:paragraph-rsid="001ee301"/>
    </style:style>
    <style:style style:name="P5" style:family="paragraph" style:parent-style-name="Standard">
      <style:paragraph-properties fo:text-align="center" style:justify-single-word="false"/>
      <style:text-properties officeooo:rsid="0020c50f" officeooo:paragraph-rsid="0020c50f"/>
    </style:style>
    <style:style style:name="P6" style:family="paragraph" style:parent-style-name="Text_20_body">
      <style:paragraph-properties fo:orphans="2" fo:widows="2"/>
    </style:style>
    <style:style style:name="T1" style:family="text">
      <style:text-properties fo:font-variant="normal" fo:text-transform="none" style:font-name="Segoe UI" fo:font-size="11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11 Aggregation and Indexing</text:p>
      <text:p text:style-name="P5"/>
      <text:p text:style-name="P1">[Monday 11:25] Rushali Patil</text:p>
      <text:p text:style-name="P3">1. Create a student collection in MongoDB. Assume suitable fields.</text:p>
      <text:p text:style-name="P3">2. Write a MongoDB query to display all the documents in the collection student.</text:p>
      <text:p text:style-name="P3">3. Find the strength of students for each branch.</text:p>
      <text:p text:style-name="P3">4. List branch wise toppers.</text:p>
      <text:p text:style-name="P4">5. Find the details of students securing maximum marks in each subject.</text:p>
      <text:p text:style-name="P4">6. Find average marks of each subject.</text:p>
      <text:p text:style-name="P3">7. Find the details of student securing minimum marks in “TOC”.</text:p>
      <text:p text:style-name="P3">8. Create indexes on student’s roll number and PRN.</text:p>
      <text:p text:style-name="P3">9. Display all indexes created above</text:p>
      <text:p text:style-name="P6"><text:span text:style-name="T1">10. Drop index on roll numbe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5T10:35:56.841173697</meta:creation-date>
    <dc:date>2020-11-25T13:15:38.524950981</dc:date>
    <meta:editing-duration>PT1H42M54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12" meta:word-count="98" meta:character-count="578" meta:non-whitespace-character-count="492"/>
  </office:meta>
</office:document-meta>
</file>